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5.868cm" svg:height="0.962cm" svg:x="11.066cm" svg:y="8.89cm">
          <draw:text-box>
            <text:p>Lecture 12 : Recap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ber System -- Conver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vert Decimal to Binary</text:p>
              </text:list-item>
              <text:list-item>
                <text:p>Convert Hexadecimal to Decimal</text:p>
              </text:list-item>
              <text:list-item>
                <text:p>Convert Octal to Hexadecimal</text:p>
              </text:list-item>
              <text:list-item>
                <text:p>Convert Decimal to Oct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ber System – Negative numb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ign Representation</text:p>
              </text:list-item>
              <text:list-item>
                <text:p>1’s Complement</text:p>
              </text:list-item>
              <text:list-item>
                <text:p>2’s Compl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Boolean Algebr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morgan’s Law</text:p>
              </text:list-item>
              <text:list-item>
                <text:p>Re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sign of Logic Circu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 = AB + A’B’</text:p>
              </text:list-item>
              <text:list-item>
                <text:p>Implement with NAND</text:p>
              </text:list-item>
              <text:list-item>
                <text:p>Implement with N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Karnaugh M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duction with SOP and POS</text:p>
              </text:list-item>
              <text:list-item>
                <text:p>F = Sigma <text:span text:style-name="T1">m </text:span><text:span text:style-name="T2">(0, 2, 4, 6, 7, 8, 10, 12, 13, 15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opacity="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1DT27M55S</meta:editing-duration>
    <meta:editing-cycles>150</meta:editing-cycles>
    <meta:generator>LibreOffice/24.8.7.2$Linux_X86_64 LibreOffice_project/480$Build-2</meta:generator>
    <dc:title>Portfolio</dc:title>
    <dc:date>2025-09-11T10:06:10.427928937</dc:date>
    <meta:document-statistic meta:object-count="97"/>
  </office:meta>
</office:document-meta>
</file>